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-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-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- A, 6CntKbGMhcBqqnHmgGM99 -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- F, CwPrBwgWTjRL9kPchD6G7 -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- F, 7bHMKdmh9wJkpqH6Hk7rM -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- F, GbmNLthWjCHfML9thPbbt -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- F, LdhWCQdJmzHn9gChmWRPG -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-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-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- N</text:p>
          </table:table-cell>
          <table:table-cell office:value-type="string" calcext:value-type="string">
            <text:p>2023-03-24T00:00:00.000Z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UT000</text:p>
          </table:table-cell>
          <table:table-cell table:style-name="ce2" office:value-type="string" calcext:value-type="string">
            <text:p>OUT23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collectors-centre/outsiders/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7LbfKJbkWGGwFJDWJn8GB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kn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cjfRJCbhGChDhr87th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A001</text:p>
          </table:table-cell>
          <table:table-cell office:value-type="string" calcext:value-type="string">
            <text:p>ARA02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DwGmMt7dfMKMwTKFQ6hB</text:p>
          </table:table-cell>
          <table:table-cell office:value-type="string" calcext:value-type="string">
            <text:p>AZL</text:p>
          </table:table-cell>
          <table:table-cell office:value-type="string" calcext:value-type="string">
            <text:p>Azale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jqQPB9QdmmthRGQ8KNjB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ZL001</text:p>
          </table:table-cell>
          <table:table-cell office:value-type="string" calcext:value-type="string">
            <text:p>AZL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ppTqJLgqJpNMjBcRrcp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j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fDb6TzCPmLhPd7H7qkF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N001</text:p>
          </table:table-cell>
          <table:table-cell office:value-type="string" calcext:value-type="string">
            <text:p>BEN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LdCDCHzbczh9qc9bzGp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tsu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w8MWFJtGCLg6hRRjbw9w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T001</text:p>
          </table:table-cell>
          <table:table-cell office:value-type="string" calcext:value-type="string">
            <text:p>KAT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tp6jGn6pHTfDJLhKTpFz</text:p>
          </table:table-cell>
          <table:table-cell office:value-type="string" calcext:value-type="string">
            <text:p>UZU</text:p>
          </table:table-cell>
          <table:table-cell office:value-type="string" calcext:value-type="string">
            <text:p>Uzur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6NGWpLQ6bGfKLrghCJD9m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ZU001</text:p>
          </table:table-cell>
          <table:table-cell office:value-type="string" calcext:value-type="string">
            <text:p>UZU03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jKBztc6Jwkbjm8FfTgtL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ptid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kpCbmwz6ckdqc8B7kK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P001</text:p>
          </table:table-cell>
          <table:table-cell office:value-type="string" calcext:value-type="string">
            <text:p>RIP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JBqr7QFQcKcdNMbw9JMB</text:p>
          </table:table-cell>
          <table:table-cell office:value-type="string" calcext:value-type="string">
            <text:p>DTD</text:p>
          </table:table-cell>
          <table:table-cell office:value-type="string" calcext:value-type="string">
            <text:p>Dusk till Da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tNrjrtMbCbMW8JqLNNz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TD012</text:p>
          </table:table-cell>
          <table:table-cell office:value-type="string" calcext:value-type="string">
            <text:p>DTD21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6-10T14:19:26.154120748</dc:date>
    <meta:editing-duration>PT4H29M19S</meta:editing-duration>
    <meta:editing-cycles>93</meta:editing-cycles>
    <meta:generator>LibreOffice/7.4.6.2$MacOSX_AARCH64 LibreOffice_project/5b1f5509c2decdade7fda905e3e1429a67acd63d</meta:generator>
    <meta:document-statistic meta:table-count="1" meta:cell-count="504" meta:object-count="0"/>
  </office:meta>
</office:document-meta>
</file>